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5cm" svg:x="7.82cm" svg:y="1.992cm">
            <draw:object draw:notify-on-update-of-ranges="Sheet1.A2:Sheet1.A6 Sheet1.B2:Sheet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rray Size</text:p>
          </table:table-cell>
          <table:table-cell office:value-type="string" calcext:value-type="string">
            <text:p>Time Consumed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082" calcext:value-type="float">
            <text:p>0.0008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00439" calcext:value-type="float">
            <text:p>0.00439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0605" calcext:value-type="float">
            <text:p>0.00605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0.00778" calcext:value-type="float">
            <text:p>0.007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01T14:48:23.008125058</meta:creation-date>
    <dc:date>2025-03-01T14:51:24.040703047</dc:date>
    <meta:editing-duration>PT3M1S</meta:editing-duration>
    <meta:editing-cycles>1</meta:editing-cycles>
    <meta:document-statistic meta:table-count="1" meta:cell-count="12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46cm" svg:y="4.204cm" style:legend-expansion="high" chart:style-name="ch2"/>
        <chart:plot-area chart:style-name="ch3" table:cell-range-address="Sheet1.A2:Sheet1.B6" svg:x="2.109cm" svg:y="0.502cm" svg:width="12.504cm" svg:height="8.642cm">
          <chartooo:coordinate-region svg:x="3.207cm" svg:y="0.701cm" svg:width="10.941cm" svg:height="7.79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6" chart:class="chart:scatter">
            <chart:domain table:cell-range-address="Sheet1.A2:Sheet1.A6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">
                <text:p>5000</text:p>
                <draw:g>
                  <svg:desc>Sheet1.A2:Sheet1.A6</svg:desc>
                </draw:g>
              </table:table-cell>
              <table:table-cell office:value-type="float" office:value="0.00082">
                <text:p>0.00082</text:p>
                <draw:g>
                  <svg:desc>Sheet1.B2:Sheet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0.0026">
                <text:p>0.00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0">
                <text:p>15000</text:p>
              </table:table-cell>
              <table:table-cell office:value-type="float" office:value="0.00439">
                <text:p>0.004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">
                <text:p>20000</text:p>
              </table:table-cell>
              <table:table-cell office:value-type="float" office:value="0.00605">
                <text:p>0.006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0">
                <text:p>25000</text:p>
              </table:table-cell>
              <table:table-cell office:value-type="float" office:value="0.00778">
                <text:p>0.007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